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start" style:justify-single-word="false"/>
      <style:text-properties fo:language="en" fo:country="US"/>
    </style:style>
    <style:style style:name="P4" style:family="paragraph" style:parent-style-name="gL_5f_Fliesstext">
      <style:text-properties fo:font-size="11pt" fo:language="en" fo:country="US" fo:font-weight="bold" style:font-size-asian="11pt" style:font-weight-asian="bold" style:font-size-complex="11pt" style:font-weight-complex="bold"/>
    </style:style>
    <style:style style:name="P5" style:family="paragraph" style:parent-style-name="gL_5f_Fliesstext_5f_Abstand_5f_davor">
      <style:paragraph-properties fo:text-align="start" style:justify-single-word="false"/>
    </style:style>
    <style:style style:name="P6" style:family="paragraph" style:parent-style-name="gL_5f_Fliesstext_5f_Abstand_5f_davor">
      <style:text-properties fo:language="en" fo:country="US"/>
    </style:style>
    <style:style style:name="P7" style:family="paragraph" style:parent-style-name="gL_5f_Fliesstext_5f_Abstand_5f_davor">
      <style:text-properties fo:language="en" fo:country="US" style:text-underline-style="solid" style:text-underline-width="auto" style:text-underline-color="font-color"/>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10" style:family="paragraph" style:parent-style-name="gL_5f_Inhaltsverzeichnis_5f_DeSario_5f_Subtitle">
      <style:text-properties fo:language="en" fo:country="US"/>
    </style:style>
    <style:style style:name="P11"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12"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13" style:family="paragraph" style:parent-style-name="gL_5f_Bibelzitat_5f_Abstand_5f_davor_5f_ohne_5f_Einzug">
      <style:text-properties fo:language="en" fo:country="US"/>
    </style:style>
    <style:style style:name="P14" style:family="paragraph" style:parent-style-name="gL_5f_Bibelzitat_5f_Abstand_5f_davor_5f_ohne_5f_Einzug">
      <style:text-properties fo:language="en" fo:country="US" fo:font-weight="bold" style:font-weight-asian="bold" style:font-weight-complex="bold"/>
    </style:style>
    <style:style style:name="P15"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16"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17" style:family="paragraph" style:parent-style-name="gL_5f_Fliesstext">
      <style:paragraph-properties fo:text-align="start" style:justify-single-word="false"/>
    </style:style>
    <style:style style:name="P18" style:family="paragraph" style:parent-style-name="gL_5f_Fliesstext_5f_Folge">
      <style:paragraph-properties fo:margin-left="0cm" fo:margin-right="0cm" fo:text-align="start" style:justify-single-word="false" fo:text-indent="0cm" style:auto-text-indent="false"/>
    </style:style>
    <style:style style:name="P19"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fo:font-style="italic"/>
    </style:style>
    <style:style style:name="T9" style:family="text">
      <style:text-properties fo:font-style="italic" style:text-underline-style="solid" style:text-underline-width="auto" style:text-underline-color="font-color"/>
    </style:style>
    <style:style style:name="T10" style:family="text">
      <style:text-properties fo:font-style="italic" style:text-underline-style="solid" style:text-underline-width="auto" style:text-underline-color="font-color" fo:font-weight="bold"/>
    </style:style>
    <style:style style:name="T11" style:family="text">
      <style:text-properties fo:font-style="italic" fo:font-weight="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style:font-weight-asian="bold" style:font-weight-complex="bold"/>
    </style:style>
    <style:style style:name="T14" style:family="text">
      <style:text-properties style:text-underline-style="none"/>
    </style:style>
    <style:style style:name="T15" style:family="text">
      <style:text-properties fo:text-transform="capitalize"/>
    </style:style>
    <style:style style:name="T16" style:family="text">
      <style:text-properties fo:text-transform="capitalize" fo:color="#000000" fo:font-style="normal" style:font-size-asian="11pt" style:font-size-complex="11pt"/>
    </style:style>
    <style:style style:name="T17" style:family="text">
      <style:text-properties fo:text-transform="capitalize" style:text-underline-style="none"/>
    </style:style>
    <style:style style:name="T18" style:family="text">
      <style:text-propertie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xploding the Myths of Reformed Theology</text:p>
      <text:p text:style-name="P5"><text:span text:style-name="T1">Originally by Michael DeSario (Standing the Gap Ministries </text:span><text:a xlink:type="simple" xlink:href="http://www.standingthegap.org/">www.standingthegap.org</text:a><text:span text:style-name="T1">)</text:span></text:p>
      <text:p text:style-name="P3">The content was originally published in English. Following is only an excerpt of this document (Chapter 12)</text:p>
      <text:p text:style-name="P3">You can Email questions and comments at: <text:a xlink:type="simple" xlink:href="mailto:Holdingfirmly@gmail.com">Holdingfirmly@gmail.com</text:a> (English)</text:p>
      <text:p text:style-name="P1"><text:span text:style-name="T1">Link to the original document: </text:span><text:a xlink:type="simple" xlink:href="http://www.standingthegap.org/Exploding%20the%20Myths.pdf">http://www.standingthegap.org/Exploding%20the%20Myths.pdf</text:a></text:p>
      <text:p text:style-name="P1"><text:span text:style-name="T1">Link to the whole document: </text:span><text:a xlink:type="simple" xlink:href="http://gesundelehre.tk/download/english/summary_michael_desario_exploding_the_myths_of_reformed_theology.pdf">http://gesundelehre.tk/download/english/summary_michael_desario_exploding_the_myths_of_reformed_theology.pdf</text:a></text:p>
      <text:p text:style-name="P18"><text:span text:style-name="T1">Link to the German version of the document: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4"/>
      <text:p text:style-name="P4"/>
      <text:h text:style-name="P16" text:outline-level="1">Index</text:h>
      <text:p text:style-name="gL_5f_Inhaltsverzeichnis_5f_DeSario">1.<text:tab/><text:span text:style-name="T15">Let the Wicked forsake his way</text:span><text:tab/>Page<text:tab/>2</text:p>
      <text:p text:style-name="P10">Discussion of Ability and Free Will vs born in sin, saved in sin and can never stop sinning.</text:p>
      <text:p text:style-name="P12">2.<text:tab/><text:span text:style-name="T15">Real Repentance</text:span><text:tab/>Page<text:tab/>4</text:p>
      <text:p text:style-name="P10">A Discussion of Repentance and faith proven by deeds. The purpose and effect of genuine repentance. The self cleansing of humility leading to reconciliation.</text:p>
      <text:p text:style-name="gL_5f_Inhaltsverzeichnis_5f_DeSario">3.<text:tab/><text:span text:style-name="T15">Common Dispersions parroted by professing Christians</text:span><text:tab/>Page<text:tab/>6</text:p>
      <text:p text:style-name="gL_5f_Inhaltsverzeichnis_5f_DeSario">4.<text:tab/><text:span text:style-name="T15">What must I do to be saved? (What Must I do to inherit Eternal Life?)</text:span><text:tab/>Page<text:tab/>7</text:p>
      <text:p text:style-name="P10">A discussion on the true Gospel of Jesus Christ revealing the Synergy of faith establishing the law of love.</text:p>
      <text:p text:style-name="gL_5f_Inhaltsverzeichnis_5f_DeSario"><text:span text:style-name="T14">5.<text:tab/></text:span><text:span text:style-name="T17">Can you Sin and Not Die?</text:span><text:tab/>Page<text:tab/>8</text:p>
      <text:p text:style-name="P10">Examining Substitution and imputed righteousness against the warnings of willful sin in Hebrews 10:26. Explaining genuine righteousness and the<text:span text:style-name="T18"> healing of the mind through faith. Answering the charge of sinless perfect against Obedience to the truth.</text:span></text:p>
      <text:p text:style-name="gL_5f_Inhaltsverzeichnis_5f_DeSario">6.<text:tab/><text:span text:style-name="T15">Regeneration in Christ, the effects of the New Birth and transformation from Darkness to Light</text:span><text:tab/>Page<text:tab/>13</text:p>
      <text:p text:style-name="gL_5f_Inhaltsverzeichnis_5f_DeSario">7.<text:tab/><text:span text:style-name="T15">What the fallacy of Penal Substitution has done to the Gospel</text:span><text:tab/>Page<text:tab/>15</text:p>
      <text:p text:style-name="gL_5f_Inhaltsverzeichnis_5f_DeSario">8.<text:tab/><text:span text:style-name="T15">The Church as it is seen today compared to the Ekklesia of Scripture</text:span><text:tab/>Page<text:tab/>18</text:p>
      <text:p text:style-name="gL_5f_Inhaltsverzeichnis_5f_DeSario">9.<text:tab/><text:span text:style-name="T15">Exposing the myth of the visible and invisible church (Legitimizing the Illegitimate Church!)</text:span><text:tab/>Page<text:tab/>22</text:p>
      <text:p text:style-name="P10">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15">Calling Evil Good and Good Evil</text:span><text:tab/>Page<text:tab/>25</text:p>
      <text:p text:style-name="P10">How the concept of Right and wrong has been reversed in our society at large.</text:p>
      <text:p text:style-name="gL_5f_Inhaltsverzeichnis_5f_DeSario">11.<text:tab/><text:span text:style-name="T15">Faithfulness to keeping the Commands of God</text:span><text:tab/>Page<text:tab/>28</text:p>
      <text:p text:style-name="P10">The True meaning of faith and how faith is perfected in Deeds. Exploding the mythical contradictions between faith and works imagined by the Reformers. Why ‘faith alone’ cannot Save the soul.</text:p>
      <text:p text:style-name="gL_5f_Inhaltsverzeichnis_5f_DeSario"><text:span text:style-name="T16">12.<text:tab/>Reaping what you Sow. (The inevitable consequences of sin)</text:span><text:span text:style-name="T3"><text:tab/>Page<text:tab/>31</text:span></text:p>
      <text:p text:style-name="P11">Exposing the fallacy of carnal Christians and how it is mocking God to live according to the flesh. Defining the true Nature of God’s Mercy and Righteous Judgments</text:p>
      <text:p text:style-name="P15">Exploding the Myths of Reformed Theology</text:p>
      <text:p text:style-name="P8"/>
      <text:p text:style-name="P9">Exposing the Myths of inability, born in sin, saved in sin and all the doctrinal fallacies necessitated by them.</text:p>
      <text:h text:style-name="gL_5f_Ueberschrift1" text:outline-level="1">You Reap What you Sow (the inevitable consequences of sin)</text:h>
      <text:p text:style-name="P13">Do not be deceived, God is not mocked; for whatever a man sows, that he will also reap. For he who sows to his flesh will of the flesh reap corruption, but he who sows to the Spirit will of the Spirit reap everlasting life. <text:span text:style-name="T5">Gal6:7-8</text:span></text:p>
      <text:p text:style-name="P6">The Bible assures us that the thief comes to<text:span text:style-name="T6"> Steal, Kill and Destroy;</text:span> But Christ has come to bring abundant Life! (John10:10) Redemption in Christ is the Promise of a life<text:span text:style-name="T6"> </text:span><text:span text:style-name="T7">FREE</text:span><text:span text:style-name="T6"> from the 'Corruption'</text:span> that is in the world through lust. (2Pet1:3-4) Reaping Corruption is sowing unto Death, meaning in the Scripture the <text:span text:style-name="T4">OPPOSITE</text:span> of Spiritual, abundant Life! '<text:span text:style-name="T8">For if you live according to the flesh you will die, but if by the Spirit you Put to death the deeds of the body you will live!'</text:span> <text:span text:style-name="T12">Rom8:13</text:span></text:p>
      <text:p text:style-name="P6">Corruption of the body is a natural occurrence. (from the dust you came to the dust you shall return Gen3:19) But Corruption of the spirit is a moral decadence that will result in Eternal misery separated from God. Death in the Bible is '<text:span text:style-name="T11">Thanatos'</text:span>, It is used in reference to Physical death of the body (1Cor15:54-56) and spiritual Death of the soul (as second death Rev20:6, 13-14) Therefore when the Scripture says that Sowing according to the flesh Reaps Corruption or Death (Rom8, Gal6) it applies to the spirit of man reaping eternal misery in hell. </text:p>
      <text:p text:style-name="P6">Why would Peter say in 2Pet1:4 that the Promises were given so that man could <text:span text:style-name="T7">ESCAPE</text:span> the Corruption that is in the world through Lust, if it meant anything <text:span text:style-name="T4">LESS </text:span>than the Same Corruption people walking according to the lust and uncleanness of their flesh would also suffer? (2Pet2:10, 12) The same holds true of Rom8:6 <text:span text:style-name="T8">'To be Carnally minded is Death, to be spiritually minded is life and Peace'</text:span>.<text:span text:style-name="T6"> Carnal is </text:span><text:span text:style-name="T7">FLESH,</text:span> <text:span text:style-name="T11">Sarx</text:span>, Sowing to the <text:span text:style-name="T4">Flesh</text:span> reaps Corruption and Death, in the Same sense as Gal6, eternal misery in hell. It doesn't require a degree in Rocket Science to Understand this! </text:p>
      <text:p text:style-name="P6">The early Christians (untainted by the doctrines &amp; opinions of men) said there '<text:span text:style-name="T11">There are two ways, one of life, one of death and there is a GREAT Difference between the two Ways'</text:span> (Didache 1:1) In their Minds the Gospel of Christ was a <text:span text:style-name="T4">CHOICE</text:span> man had to make between the<text:span text:style-name="T6"> </text:span><text:span text:style-name="T7">WIDE</text:span><text:span text:style-name="T6"> Road</text:span> leading to Destruction or the<text:span text:style-name="T6"> </text:span><text:span text:style-name="T7">NARROW</text:span><text:span text:style-name="T6"> Way</text:span> leading to life eternal. (Matt7:14) If '<text:span text:style-name="T7">Christians</text:span>' could Sow Continually to the lust of their flesh, reaping only destruction and misery in their lives on earth, and<text:span text:style-name="T6"> </text:span><text:span text:style-name="T7">STILL</text:span><text:span text:style-name="T4"> </text:span><text:span text:style-name="T6">inherit</text:span> eternal life, there is really no Point in the Bible to Differentiate between Ways. Therefore if <text:span text:style-name="T4">BOTH</text:span> Ways lead to eternal life <text:span text:style-name="T4">WHY</text:span> put forth any Effort to Escape the Corruption to begin with? </text:p>
      <text:p text:style-name="P6">Herein is the Great Delusion of Present Day Professing Christianity.</text:p>
      <text:p text:style-name="P6">They Wallow in Corruption, Shame, Degradation and Destruction, <text:span text:style-name="T4">CRYING</text:span> out for help because sin has made ruination of their lives, <text:span text:style-name="T4">BUT YET REMAIN</text:span> in the Pig Pen descending deeper and deeper into the depths of their own depravity. The Words of their Pastor-Shepherds have made them<text:span text:style-name="T6"> </text:span><text:span text:style-name="T7">Worthless</text:span> as they seek godly council and find only further<text:span text:style-name="T6"> Vain Promises</text:span> of Peace that cannot profit. They gather before the Lord without <text:span text:style-name="T4">Shame</text:span> and claim His Promise of eternal life while they Walk according to the evil desires (and imaginations) of their flesh. But<text:span text:style-name="T6"> </text:span><text:span text:style-name="T7">SIN</text:span><text:span text:style-name="T6"> is </text:span><text:span text:style-name="T7">NOT</text:span> without its Consequences if the remnants of a conscience still reside within their heart. </text:p>
      <text:p text:style-name="P6"><text:span text:style-name="T6">As certain as you will Reap what you Sow,</text:span> so also<text:span text:style-name="T6"> </text:span><text:span text:style-name="T7">SIN</text:span><text:span text:style-name="T6"> will Separate you from God.</text:span> <text:span text:style-name="T8">'Your iniquities have separated you from your God and your sins have hidden His face from you!' Isa59:2. 'He who covers his sins shall not prosper, but confesses and</text:span><text:span text:style-name="T9"> </text:span><text:span text:style-name="T10">FORSAKES</text:span><text:span text:style-name="T8"> them shall have mercy!' Prov28:13.</text:span> The Eternal Truth remains despite what the worthless Shepherds are saying .<text:span text:style-name="T6"> </text:span><text:span text:style-name="T7">MERCY</text:span> is extended <text:span text:style-name="T4">ONLY</text:span> to those who<text:span text:style-name="T6"> </text:span><text:span text:style-name="T7">FORSAKE</text:span><text:span text:style-name="T4"> </text:span>(depart from, leave behind, abandon, get free from) their <text:span text:style-name="T4">SINS!</text:span> But if you believe within your mind that you can never<text:span text:style-name="T6"> STOP Sinning</text:span> then the outcome of Judgment is certain, and anguish and distress will be your constant companions in life. </text:p>
      <text:p text:style-name="P7">Reaping a Harvest of Sin!</text:p>
      <text:p text:style-name="P6"><text:soft-page-break/><text:span text:style-name="T6">Here's a Short List of the Common Sins Professing Christians are admittedly in bondage to:</text:span> </text:p>
      <text:p text:style-name="P2">1) Internet Pornography, rampant among Pastors, church leaders &amp; men in general </text:p>
      <text:p text:style-name="P2">2) Marriage infidelity including all sorts of unclean relationships, same sex &amp; multiple partners </text:p>
      <text:p text:style-name="P2">3) Fornications with multiple partners involving children born to unwed mothers, beatings, moral abuse </text:p>
      <text:p text:style-name="P2">4) Drunkenness, worldly indulgences, excessive debauchery and abominable behavior </text:p>
      <text:p text:style-name="P6">Professing Christians like to put on airs to maintain a 'form'<text:span text:style-name="T6"> of godliness.</text:span> Although the churches are hot beds for immoral behavior of every sort, not everyone has soiled themselves to the same level of corruption as described above. <text:span text:style-name="T4">BUT</text:span> by their silence in the midst of such ungodliness they are approving of those who<text:span text:style-name="T14"> </text:span><text:span text:style-name="T7">DO practice</text:span> these things! (Rom1:32) No one could say it better than<text:span text:style-name="T6"> Prophet Jeremiah:</text:span></text:p>
      <text:p text:style-name="P14">"They have sown wheat but reaped thorns; They have put themselves to pain but do not profit. But be ashamed of you Harvest because the Lord's anger is against you!' Jer12:13 </text:p>
      <text:p text:style-name="P6">In accordance this perfectly describes the perspective of present Day Christianity. They <text:span text:style-name="T4">SOW</text:span> the Word of God into the <text:span text:style-name="T11">thorny hearts</text:span> of a stiff necked people bent on plowing in a field of iniquity; thus eating the fruit of lies and trusting in their own way. (Hosea10:13) They claim 'this is God's merciful Love!' <text:span text:style-name="T4">BUT</text:span> again they error because <text:span text:style-name="T11">'Those who LOVE GOD HATE Sin!'</text:span> Ps97:10 and they possess a burning urgency in their hearts to pull such people<text:span text:style-name="T6"> </text:span><text:span text:style-name="T7">OUT</text:span> of the fire before it's too late!<text:span text:style-name="T6"> They</text:span> <text:span text:style-name="T7">NEVER</text:span> passively assume that people doing such things are on Safe ground with God. (because you reap what you sow!)</text:p>
      <text:p text:style-name="P6"><text:span text:style-name="T10">Lies make the heart of the Righteous sad</text:span> Ezk13:22 and when they hear a Pastor promising sinners liberty in Christ while they remain slaves to their corruption 2Pet2:18, they Grieve with God! They can <text:span text:style-name="T4">NEVER</text:span> stand by while the Church patronizes people living in vile sins of the flesh with a smile and handshake in the pretense of a phony love they <text:span text:style-name="T4">THINK</text:span> pleases God. <text:span text:style-name="T4">BUT</text:span> they know<text:span text:style-name="T6"> </text:span><text:span text:style-name="T7">NOTHING</text:span><text:span text:style-name="T4"> </text:span>about the True Nature of God! <text:span text:style-name="T11">LOVE DOES NOT Rejoice in iniquity, but rejoices in the Truth! 1Cor13:6.</text:span> If you loved them as God loves you would <text:span text:style-name="T4">TELL</text:span> them the <text:span text:style-name="T4">TRUTH</text:span> about sin! </text:p>
      <text:p text:style-name="P14">'By Mercy and Truth iniquity is purged and by the fear of the Lord men DEPART evil!' Prov16:6 </text:p>
      <text:p text:style-name="P6">But it's a <text:span text:style-name="T11">'Judge not'</text:span> world among the professed today. No one (including the Pastors) sheds a tear for the lost souls sowing corruption and death. Collectively they have <text:span text:style-name="T4">ALL</text:span> bought into the same lies that everyone's a wretched sinner saved by Grace and has no place telling others what they should or should not do. They all Sup at the same table in darkness and delusion and its God's responsibility to 'Clean' up the sin in His own good time.<text:span text:style-name="T6"> </text:span><text:span text:style-name="T7">BUT HOW</text:span> can anyone <text:span text:style-name="T4">TURN</text:span> from sin they believe is<text:span text:style-name="T6"> PRE-FORGIVEN</text:span> when they (supposedly) accepted Christ? There is <text:span text:style-name="T6">no incentive to motivate</text:span> a true godly sorrow that would lead to a genuine repentance and clearing of the wrong doing. It's too easy and much more conducive to excuse the sin as some inbred malady and continue believing God is lenient. (After all the sun continues to rise, the rain fall, blessings flow and Judgment lingers) </text:p>
      <text:p text:style-name="P13">Because the sentence against an evil work is not executed speedily, therefore the heart of the sons of men is fully set in them to do evil. Though a sinner does evil a hundred times, and his days are prolonged, yet I surely know that it will be well with those who fear God, who fear before Him. But it will not be well with the wicked; nor will he prolong his days, which are as a shadow, because he does not fear before God. <text:span text:style-name="T5">Ecc8:11-13 </text:span></text:p>
      <text:p text:style-name="P6"><text:span text:style-name="T6">But His longsuffering, goodness and Patience</text:span> (waiting for you to come to you senses and <text:span text:style-name="T11">Repent</text:span> Rom2:4) is wasted on those in the Delusion of pre-forgiven sins. They were Born in sin, Justified in sin and glory in it without shame or fear of Judgment. They can Sow a <text:span text:style-name="T4">HARVEST</text:span> of iniquity and tell others all day long how much they <text:span text:style-name="T7">LOVE</text:span><text:span text:style-name="T6"> God</text:span> and rejoice in His presence, while they drag His <text:span text:style-name="T4">Holy Name</text:span> into the gutters of lust, perversion, drunkenness, broken homes and filth! <text:span text:style-name="T4">HOW</text:span> long before the<text:span text:style-name="T6"> Ax is laid to the Root</text:span> and the Lord's winnowing fan purges out the chaff? Matt3:12 </text:p>
      <text:p text:style-name="P14">'They commit adultery and walk in lies strengthening the hand of the wicked so<text:span text:style-name="T6"> NO ONE TURNS</text:span> Back from their Evil Ways!' Jer23:14 </text:p>
      <text:p text:style-name="P14">For You have magnified Your word above all Your name. Ps138:1-2 </text:p>
      <text:p text:style-name="P6"><text:span text:style-name="T6">Man's </text:span><text:span text:style-name="T7">Concept</text:span><text:span text:style-name="T6"> of God</text:span> determines his understanding of<text:span text:style-name="T6"> Right and Wrong,</text:span> Darkness and Light and the Righteous and the <text:soft-page-break/>Wicked. Without proper discernment into these matters man will device a distorted perception of Righteous Judgment. They will <text:span text:style-name="T7">NOT</text:span> be able to distinguish between those who serve God and those who do not serve Him. (Malachi 3:10) This skewed Image of God is the reason why so many Professing Christians believe the can<text:span text:style-name="T6"> Sow to their fleshly</text:span> (carnal) Corruptions and still Reap <text:span text:style-name="T4">LIFE! </text:span></text:p>
      <text:p text:style-name="P6">What the Religious Establishment has done in the Name of Christianity is Create an <text:span text:style-name="T4">IMAGE</text:span> of God that has the appearance of Righteousness but reflects the nature of man. (i.e. <text:span text:style-name="T8">as fully explained in Romans chapter 1:18-31. They know Him as the God of Creation, including His attributes of holiness, mercy and love. Even recognize His eternal power and Godhead, but</text:span><text:span text:style-name="T9"> </text:span><text:span text:style-name="T10">FAIL</text:span><text:span text:style-name="T8"> to properly glorify Him as revealed).</text:span> Thus they create in their minds an <text:span text:style-name="T4">IMAGE</text:span> made like<text:span text:style-name="T6"> 'corruptible'</text:span> Man. Consequently God's revealed sense of fairness is offset in favor of Sin.<text:span text:style-name="T6"> No longer</text:span> does He Judge a sinful person by searching their hearts, testing their minds and <text:span text:style-name="T4">GIVING</text:span> to everyone According to their <text:span text:style-name="T4">WAYS.</text:span> (Jer17:10) {<text:span text:style-name="T8">reap what you sow}</text:span><text:span text:style-name="T6"> </text:span><text:span text:style-name="T7">NOW</text:span><text:span text:style-name="T6"> He reverses</text:span> the Process and Rewards the sinful &amp; double-minded with Eternal Life! </text:p>
      <text:p text:style-name="P6">In this manner a genuine Righteous Judgment is impossible. (Jh7:24) The ill-defined image of God's Mercy in the mind of man has rendered the distinction between the Righteous and Wicked indistinguishable. Thoughtlessly professing Christians will call evil good and good evil wholly unaware they are<text:span text:style-name="T6"> </text:span><text:span text:style-name="T7">mocking God</text:span>! (Isa5:20, Gal6:7) They refuse His healing and arrogantly proclaim 'who can boast having a Pure heart or declare boldly they are clean from sin!' As though God hand is shortened that it cannot <text:span text:style-name="T4">FREE</text:span> them from the corrupting influence of Sin. (Isa59:1-2, 2Pet1:3-4) </text:p>
      <text:p text:style-name="P6">Because the Professing Christian System has a wrong concept of God they deny the possibility of having a<text:span text:style-name="T6"> Pure heart</text:span> and use that as an<text:span text:style-name="T6"> </text:span><text:span text:style-name="T7">EXCUSE NOT</text:span> to Pursue one. And since there is also no possibility of being cleansed (clean inside) of sin they use that as an excuse to sin more. By necessity Pastors and other Bible Pundits will <text:span text:style-name="T6">rationalize Righteousness</text:span> (even <text:span text:style-name="T8">the possibility of doing what is right by faith working by love</text:span>) calling it <text:span text:style-name="T4">'Unrighteousness'</text:span>, and slandering the truly <text:span text:style-name="T4">'Holy'</text:span> person as unclean! (Prov21:14, Ps37:21) </text:p>
      <text:p text:style-name="P6">Scripture reveals that the<text:span text:style-name="T6"> Law of the Lord is Perfect</text:span> converting the soul. His testimony is Sure, His statutes Right. His Commandment is <text:span text:style-name="T4">Pure</text:span> enlightening the eyes and the fear of the Lord is <text:span text:style-name="T4">CLEAN!</text:span> Ps19:7-9. Blessed is the man who<text:span text:style-name="T6"> </text:span><text:span text:style-name="T7">KEEPS</text:span><text:span text:style-name="T4"> </text:span>His Word and Seeks Him with the whole heart. He will do no iniquity, Walk in His ways and Diligently searches out the depths of understanding. Ps119:2-6. The<text:span text:style-name="T6"> </text:span><text:span text:style-name="T7">WORD</text:span><text:span text:style-name="T4"> </text:span>is his Rock, his lamp, his constant companion to guide him in his daily walk. He guards his heart with discernment and rejoices to<text:span text:style-name="T6"> </text:span><text:span text:style-name="T7">DO</text:span><text:span text:style-name="T6"> what is Right!</text:span> (Prov6:23, Ps62:6, 1Jh3:7) </text:p>
      <text:p text:style-name="P6"><text:span text:style-name="T6">The Double-minded (carnal) cannot know the real Mercy of God.</text:span> They can only devise a reflection of themselves from reading His Word with duplicity in their hearts; So that the<text:span text:style-name="T6"> Righteous Judgments</text:span> of God are<text:span text:style-name="T6"> </text:span><text:span text:style-name="T7">not fair</text:span> to recompense every man according to his ways. (reaping what they have sown, corruption or life: '<text:span text:style-name="T11">Return now every one from his evil way, and make your ways and your doings good!</text:span> <text:span text:style-name="T8">Jer18:11, Ezk18:29-32)</text:span> <text:span text:style-name="T4">BUT</text:span> instead of repenting (and forsaking) the deceptions that excuse their sin they find a false sense of Justification in unrighteousness! (thus 'suppressing' the Truth and exchanging it for a lie Rom1:18, 25) Accordingly the Professing Christian Establishment is<text:span text:style-name="T6"> </text:span><text:span text:style-name="T7">REAPING a HARVEST</text:span><text:span text:style-name="T6"> of Sin!</text:span> </text:p>
      <text:p text:style-name="P13"><text:span text:style-name="T8">Sow for yourselves righteousness; Reap in mercy; Break up your fallow ground, For it is time to seek the LORD, Till He comes and rains righteousness on you. You have plowed wickedness; You have reaped iniquity. You have eaten the fruit of lies, Because you trusted in your own way, </text:span><text:span text:style-name="T13">Hosea10:12-1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1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1</text:page-number></text:span><text:span text:style-name="MT1">/</text:span><text:span text:style-name="MT1"><text:page-count>4</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08H19M45S</meta:editing-duration>
    <meta:editing-cycles>44</meta:editing-cycles>
    <meta:generator>OpenOffice.org/3.2$Win32 OpenOffice.org_project/320m12$Build-9483</meta:generator>
    <meta:initial-creator>Simon Ott</meta:initial-creator>
    <dc:date>2015-01-25T00:26:23.69</dc:date>
    <dc:creator>Simon Ott</dc:creator>
    <meta:document-statistic meta:table-count="0" meta:image-count="0" meta:object-count="0" meta:page-count="4" meta:paragraph-count="63" meta:word-count="2586" meta:character-count="15306"/>
  </office:meta>
</office:document-meta>
</file>